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a9c0" officeooo:paragraph-rsid="0001a9c0" style:font-weight-asian="bold" style:font-weight-complex="bold"/>
    </style:style>
    <style:style style:name="P2" style:family="paragraph" style:parent-style-name="Standard">
      <style:paragraph-properties fo:text-align="start" style:justify-single-word="false"/>
      <style:text-properties fo:font-weight="bold" officeooo:rsid="0002df1d" officeooo:paragraph-rsid="0002df1d" style:font-weight-asian="bold" style:font-weight-complex="bold"/>
    </style:style>
    <style:style style:name="P3" style:family="paragraph" style:parent-style-name="Standard">
      <style:paragraph-properties fo:text-align="start" style:justify-single-word="false"/>
      <style:text-properties fo:font-weight="bold" officeooo:rsid="000375a6" officeooo:paragraph-rsid="000375a6" style:font-weight-asian="bold" style:font-weight-complex="bold"/>
    </style:style>
    <style:style style:name="P4" style:family="paragraph" style:parent-style-name="Standard" style:list-style-name="L3">
      <style:paragraph-properties fo:text-align="start" style:justify-single-word="false"/>
      <style:text-properties fo:font-weight="bold" officeooo:rsid="000375a6" officeooo:paragraph-rsid="000375a6" style:font-weight-asian="bold" style:font-weight-complex="bold"/>
    </style:style>
    <style:style style:name="P5" style:family="paragraph" style:parent-style-name="Standard">
      <style:paragraph-properties fo:text-align="start" style:justify-single-word="false"/>
      <style:text-properties fo:font-weight="bold" officeooo:rsid="000477dc" officeooo:paragraph-rsid="000477dc" style:font-weight-asian="bold" style:font-weight-complex="bold"/>
    </style:style>
    <style:style style:name="P6" style:family="paragraph" style:parent-style-name="Standard">
      <style:paragraph-properties fo:text-align="start" style:justify-single-word="false"/>
      <style:text-properties fo:font-weight="bold" officeooo:rsid="00056323" officeooo:paragraph-rsid="00056323" style:font-weight-asian="bold" style:font-weight-complex="bold"/>
    </style:style>
    <style:style style:name="P7" style:family="paragraph" style:parent-style-name="Standard">
      <style:paragraph-properties fo:text-align="start" style:justify-single-word="false"/>
      <style:text-properties fo:font-weight="normal" officeooo:rsid="0002df1d" officeooo:paragraph-rsid="0002df1d"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02df1d" officeooo:paragraph-rsid="0002df1d" style:font-weight-asian="normal" style:font-weight-complex="normal"/>
    </style:style>
    <style:style style:name="P9" style:family="paragraph" style:parent-style-name="Standard">
      <style:paragraph-properties fo:text-align="start" style:justify-single-word="false"/>
      <style:text-properties fo:font-weight="normal" officeooo:rsid="000375a6" officeooo:paragraph-rsid="000375a6" style:font-weight-asian="normal" style:font-weight-complex="normal"/>
    </style:style>
    <style:style style:name="P10" style:family="paragraph" style:parent-style-name="Standard">
      <style:paragraph-properties fo:text-align="start" style:justify-single-word="false"/>
      <style:text-properties fo:font-weight="normal" officeooo:rsid="000477dc" officeooo:paragraph-rsid="000477dc" style:font-weight-asian="normal" style:font-weight-complex="normal"/>
    </style:style>
    <style:style style:name="P11" style:family="paragraph" style:parent-style-name="Standard">
      <style:paragraph-properties fo:text-align="start" style:justify-single-word="false"/>
      <style:text-properties fo:font-weight="normal" officeooo:rsid="00056323" officeooo:paragraph-rsid="00056323"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cial media</text:p>
      <text:p text:style-name="P1"/>
      <text:p text:style-name="P1"/>
      <text:p text:style-name="P2">Strategic, effective marketers:</text:p>
      <text:p text:style-name="P2"/>
      <text:list xml:id="list2817273185" text:style-name="L1">
        <text:list-item>
          <text:p text:style-name="P8">Provide answers to questions target customers are asking (How to solve XYZ problems)</text:p>
        </text:list-item>
        <text:list-item>
          <text:p text:style-name="P8">Point out hidden challenges target market is facing (The real reason you’re running into these problems is because of ABC)</text:p>
        </text:list-item>
        <text:list-item>
          <text:p text:style-name="P8">Underlining approach:”Here are the answers to your questions. Now that you have an idea of what you’re up against, let me solve your problems and be the one to get you the benefits you want”.</text:p>
        </text:list-item>
      </text:list>
      <text:p text:style-name="P7"/>
      <text:p text:style-name="P3">How to implement this concept(The AAPI framework for picking up clients online)</text:p>
      <text:p text:style-name="P3"/>
      <text:list xml:id="list4252191808" text:style-name="L3">
        <text:list-item>
          <text:p text:style-name="P4">A<text:span text:style-name="T1">dd value</text:span></text:p>
        </text:list-item>
        <text:list-item>
          <text:p text:style-name="P4">A<text:span text:style-name="T1">ttention to problem</text:span></text:p>
        </text:list-item>
        <text:list-item>
          <text:p text:style-name="P4">P<text:span text:style-name="T1">osition (self) as problem solver</text:span></text:p>
        </text:list-item>
        <text:list-item>
          <text:p text:style-name="P4">I<text:span text:style-name="T1">nvite pursuit</text:span></text:p>
        </text:list-item>
      </text:list>
      <text:p text:style-name="P3"><text:span text:style-name="T1"/></text:p>
      <text:p text:style-name="P3">Platforms : Reddit / Facebook Groups and Youtube</text:p>
      <text:p text:style-name="P3"/>
      <text:p text:style-name="P3">Reddit : </text:p>
      <text:p text:style-name="P3"/>
      <text:p text:style-name="P9">1. Find relevant Subreddits, or niche forums</text:p>
      <text:p text:style-name="P9">2. Learn about the popular type of content (news, how-to guides, case-studies)</text:p>
      <text:p text:style-name="P9">3. Post content that adds value, addresses problem of target customers, positions you as problem solver</text:p>
      <text:p text:style-name="P9">4. Open yourself up for questions</text:p>
      <text:p text:style-name="P9">5. Client inquires come through comments or inbox, follow up with e-mail</text:p>
      <text:p text:style-name="P9"/>
      <text:p text:style-name="P3"/>
      <text:p text:style-name="P5">Important notes to keep in mind</text:p>
      <text:p text:style-name="P10">- Watch out for moderators and rules! Abide to platform rules (Bare links, self promos)</text:p>
      <text:p text:style-name="P10">- Focus on providing value towards community through answering questions</text:p>
      <text:p text:style-name="P10">- If posts don’t gain ‘traction’, remove and repost in different subreddit or at a different time</text:p>
      <text:p text:style-name="P10">- Concepts applicable for all online bulletin boards (Niche forums, Medium.com)</text:p>
      <text:p text:style-name="P10"/>
      <text:p text:style-name="P5">Facebook groups :</text:p>
      <text:p text:style-name="P5"/>
      <text:p text:style-name="P10">1. Find private Facebook groups of target audience</text:p>
      <text:p text:style-name="P10">2. Introduce self, engage in discussions through answering to questions</text:p>
      <text:p text:style-name="P10">3. Create content addressing popular problems and provide solution</text:p>
      <text:p text:style-name="P10">4. Open yourself up to questions</text:p>
      <text:p text:style-name="P10">5. Rinse, repeat, receive PM’s and follow-up with offer</text:p>
      <text:p text:style-name="P10"/>
      <text:p text:style-name="P6">Youtube :</text:p>
      <text:p text:style-name="P6"/>
      <text:p text:style-name="P11">1. Identify content market is searching for</text:p>
      <text:p text:style-name="P11">2. Create content over topics and provide answer to problems</text:p>
      <text:p text:style-name="P11">3.Provide call-to-action for getting more help</text:p>
      <text:p text:style-name="P11"><text:soft-page-break/>4. Use other online platforms to promote videos (optional)</text:p>
      <text:p text:style-name="P11">5. Recive inquiries through e-mail, follow-up with offer detail</text:p>
      <text:p text:style-name="P11">6. Rinse and repeat</text:p>
      <text:p text:style-name="P11"/>
      <text:p text:style-name="P10"/>
      <text:p text:style-name="P10"><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1-08-30T10:37:35.031000000</dc:date>
    <meta:editing-duration>PT4M36S</meta:editing-duration>
    <meta:editing-cycles>1</meta:editing-cycles>
    <meta:document-statistic meta:table-count="0" meta:image-count="0" meta:object-count="0" meta:page-count="2" meta:paragraph-count="36" meta:word-count="318" meta:character-count="1945" meta:non-whitespace-character-count="1667"/>
  </office:meta>
</office:document-meta>
</file>